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Insatisfaisant" style:data-style-name="N0">
      <style:table-cell-properties style:vertical-align="automatic" fo:background-color="#FFC7CE" style:repeat-content="false"/>
      <style:paragraph-properties fo:text-align="center"/>
      <style:text-properties fo:color="#9C0006" style:font-name="Calibri" style:font-name-asian="Calibri" style:font-name-complex="Calibri" style:font-family-generic="swiss"/>
    </style:style>
    <style:style style:name="ce7" style:family="table-cell" style:parent-style-name="Insatisfaisant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ce8" style:family="table-cell" style:parent-style-name="_52_0_160__37__32_-_32_Accent1" style:data-style-name="N0">
      <style:table-cell-properties style:vertical-align="automatic" fo:background-color="#B4C6E7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_54_0_160__37__32_-_32_Accent2" style:data-style-name="N0">
      <style:table-cell-properties style:vertical-align="automatic" fo:background-color="#F4B084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899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8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7">
            <text:p>1ère Requete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2ème Requete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3ème Requete</text:p>
          </table:table-cell>
          <table:covered-table-cell/>
          <table:table-cell table:style-name="ce1"/>
          <table:table-cell office:value-type="string" table:number-columns-spanned="2" table:number-rows-spanned="1" table:style-name="ce7">
            <text:p>4ème Requete</text:p>
          </table:table-cell>
          <table:covered-table-cell/>
          <table:table-cell table:number-columns-repeated="16373"/>
        </table:table-row>
        <table:table-row table:style-name="ro1">
          <table:table-cell office:value-type="string" table:style-name="ce8">
            <text:p>Avec Index</text:p>
          </table:table-cell>
          <table:table-cell office:value-type="string" table:style-name="ce9">
            <text:p>Sans Index</text:p>
          </table:table-cell>
          <table:table-cell table:style-name="ce3"/>
          <table:table-cell office:value-type="string" table:style-name="ce8">
            <text:p>Avec Index</text:p>
          </table:table-cell>
          <table:table-cell office:value-type="string" table:style-name="ce9">
            <text:p>Sans index</text:p>
          </table:table-cell>
          <table:table-cell table:style-name="ce3"/>
          <table:table-cell office:value-type="string" table:style-name="ce8">
            <text:p>Avec Index</text:p>
          </table:table-cell>
          <table:table-cell office:value-type="string" table:style-name="ce9">
            <text:p>Sans Index</text:p>
          </table:table-cell>
          <table:table-cell table:style-name="ce3"/>
          <table:table-cell office:value-type="string" table:style-name="ce8">
            <text:p>Avec Index</text:p>
          </table:table-cell>
          <table:table-cell office:value-type="string" table:style-name="ce9">
            <text:p>Sans index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7.981</text:p>
            <text:p/>
          </table:table-cell>
          <table:table-cell office:value-type="string" table:style-name="ce9">
            <text:p>0.687</text:p>
          </table:table-cell>
          <table:table-cell table:style-name="ce3"/>
          <table:table-cell office:value-type="string" table:style-name="ce8">
            <text:p>0.342</text:p>
          </table:table-cell>
          <table:table-cell office:value-type="string" table:style-name="ce9">
            <text:p>0.348</text:p>
          </table:table-cell>
          <table:table-cell table:style-name="ce3"/>
          <table:table-cell office:value-type="string" table:style-name="ce8">
            <text:p>8.083</text:p>
          </table:table-cell>
          <table:table-cell office:value-type="string" table:style-name="ce9">
            <text:p>0.689</text:p>
          </table:table-cell>
          <table:table-cell table:style-name="ce3"/>
          <table:table-cell office:value-type="string" table:style-name="ce8">
            <text:p>6.237</text:p>
          </table:table-cell>
          <table:table-cell office:value-type="string" table:style-name="ce9">
            <text:p>0.920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7.934</text:p>
            <text:p/>
          </table:table-cell>
          <table:table-cell office:value-type="string" table:style-name="ce9">
            <text:p>0.696</text:p>
          </table:table-cell>
          <table:table-cell table:style-name="ce3"/>
          <table:table-cell office:value-type="string" table:style-name="ce8">
            <text:p>0.331</text:p>
          </table:table-cell>
          <table:table-cell office:value-type="string" table:style-name="ce9">
            <text:p>0.334</text:p>
          </table:table-cell>
          <table:table-cell table:style-name="ce3"/>
          <table:table-cell office:value-type="string" table:style-name="ce8">
            <text:p>7.847</text:p>
          </table:table-cell>
          <table:table-cell office:value-type="string" table:style-name="ce9">
            <text:p>0.681</text:p>
          </table:table-cell>
          <table:table-cell table:style-name="ce3"/>
          <table:table-cell office:value-type="string" table:style-name="ce8">
            <text:p>6.147</text:p>
          </table:table-cell>
          <table:table-cell office:value-type="string" table:style-name="ce9">
            <text:p>0.933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7.994</text:p>
          </table:table-cell>
          <table:table-cell office:value-type="string" table:style-name="ce9">
            <text:p>0.706</text:p>
          </table:table-cell>
          <table:table-cell table:style-name="ce3"/>
          <table:table-cell office:value-type="string" table:style-name="ce8">
            <text:p>0.347</text:p>
          </table:table-cell>
          <table:table-cell office:value-type="string" table:style-name="ce9">
            <text:p>0.335</text:p>
          </table:table-cell>
          <table:table-cell table:style-name="ce3"/>
          <table:table-cell office:value-type="string" table:style-name="ce8">
            <text:p>7.903</text:p>
          </table:table-cell>
          <table:table-cell office:value-type="string" table:style-name="ce9">
            <text:p>0.680</text:p>
          </table:table-cell>
          <table:table-cell table:style-name="ce3"/>
          <table:table-cell office:value-type="string" table:style-name="ce8">
            <text:p>6.169</text:p>
          </table:table-cell>
          <table:table-cell office:value-type="string" table:style-name="ce9">
            <text:p>0.886</text:p>
          </table:table-cell>
          <table:table-cell table:number-columns-repeated="16373"/>
        </table:table-row>
        <table:table-row table:style-name="ro2">
          <table:table-cell office:value-type="string" table:style-name="ce8">
            <text:p>8.089</text:p>
          </table:table-cell>
          <table:table-cell office:value-type="string" table:style-name="ce9">
            <text:p>0.680</text:p>
          </table:table-cell>
          <table:table-cell table:style-name="ce3"/>
          <table:table-cell office:value-type="string" table:style-name="ce8">
            <text:p>0.346</text:p>
          </table:table-cell>
          <table:table-cell office:value-type="string" table:style-name="ce9">
            <text:p>0.356</text:p>
          </table:table-cell>
          <table:table-cell table:style-name="ce3"/>
          <table:table-cell office:value-type="string" table:style-name="ce8">
            <text:p>8.026</text:p>
          </table:table-cell>
          <table:table-cell office:value-type="string" table:style-name="ce9">
            <text:p>0.685</text:p>
          </table:table-cell>
          <table:table-cell table:style-name="ce3"/>
          <table:table-cell office:value-type="string" table:style-name="ce8">
            <text:p>6.117</text:p>
          </table:table-cell>
          <table:table-cell office:value-type="string" table:style-name="ce9">
            <text:p>0.893</text:p>
          </table:table-cell>
          <table:table-cell table:number-columns-repeated="16373"/>
        </table:table-row>
        <table:table-row table:style-name="ro1">
          <table:table-cell office:value-type="string" table:style-name="ce8">
            <text:p>7.999</text:p>
          </table:table-cell>
          <table:table-cell office:value-type="string" table:style-name="ce9">
            <text:p>0.691</text:p>
          </table:table-cell>
          <table:table-cell table:style-name="ce3"/>
          <table:table-cell office:value-type="string" table:style-name="ce8">
            <text:p>0.361</text:p>
          </table:table-cell>
          <table:table-cell office:value-type="string" table:style-name="ce9">
            <text:p>0.373</text:p>
          </table:table-cell>
          <table:table-cell table:style-name="ce3"/>
          <table:table-cell office:value-type="string" table:style-name="ce8">
            <text:p>8.118</text:p>
          </table:table-cell>
          <table:table-cell office:value-type="string" table:style-name="ce9">
            <text:p>0.682</text:p>
          </table:table-cell>
          <table:table-cell table:style-name="ce3"/>
          <table:table-cell office:value-type="string" table:style-name="ce8">
            <text:p>6.403</text:p>
          </table:table-cell>
          <table:table-cell office:value-type="string" table:style-name="ce9">
            <text:p>0.953</text:p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6">
            <text:p>Moyenne 1ère Requete</text:p>
          </table:table-cell>
          <table:covered-table-cell/>
          <table:table-cell table:style-name="ce1"/>
          <table:table-cell office:value-type="string" table:number-columns-spanned="2" table:number-rows-spanned="1" table:style-name="ce6">
            <text:p>Moyenne 2ème Requete</text:p>
          </table:table-cell>
          <table:covered-table-cell/>
          <table:table-cell table:style-name="ce1"/>
          <table:table-cell office:value-type="string" table:number-columns-spanned="2" table:number-rows-spanned="1" table:style-name="ce6">
            <text:p>Moyenne 3ème Requete</text:p>
          </table:table-cell>
          <table:covered-table-cell/>
          <table:table-cell table:style-name="ce1"/>
          <table:table-cell office:value-type="string" table:number-columns-spanned="2" table:number-rows-spanned="1" table:style-name="ce6">
            <text:p>Moyenne 4ème Requete</text:p>
          </table:table-cell>
          <table:covered-table-cell/>
          <table:table-cell table:number-columns-repeated="16373"/>
        </table:table-row>
        <table:table-row table:style-name="ro1">
          <table:table-cell office:value-type="string" table:style-name="ce8">
            <text:p>Avec Index</text:p>
          </table:table-cell>
          <table:table-cell office:value-type="string" table:style-name="ce9">
            <text:p>Sans index</text:p>
          </table:table-cell>
          <table:table-cell table:style-name="ce1"/>
          <table:table-cell office:value-type="string" table:style-name="ce8">
            <text:p>Avec Index</text:p>
          </table:table-cell>
          <table:table-cell office:value-type="string" table:style-name="ce9">
            <text:p>Sans index</text:p>
          </table:table-cell>
          <table:table-cell table:style-name="ce1"/>
          <table:table-cell office:value-type="string" table:style-name="ce8">
            <text:p>Avec Index</text:p>
          </table:table-cell>
          <table:table-cell office:value-type="string" table:style-name="ce9">
            <text:p>Sans index</text:p>
          </table:table-cell>
          <table:table-cell table:style-name="ce1"/>
          <table:table-cell office:value-type="string" table:style-name="ce8">
            <text:p>Avec Index</text:p>
          </table:table-cell>
          <table:table-cell office:value-type="string" table:style-name="ce9">
            <text:p>Sans index</text:p>
          </table:table-cell>
          <table:table-cell table:number-columns-repeated="16373"/>
        </table:table-row>
        <table:table-row table:style-name="ro1">
          <table:table-cell office:value-type="float" office:value="7.9976000000000003" table:formula="of:=(7.981+7.934+7.994+8.089+7.99)/5" table:style-name="ce8">
            <text:p>7,9976</text:p>
          </table:table-cell>
          <table:table-cell office:value-type="float" office:value="0.69199999999999995" table:formula="of:=(0.687+0.696+0.706+0.68+0.691)/5" table:style-name="ce9">
            <text:p>0,692</text:p>
          </table:table-cell>
          <table:table-cell table:style-name="ce3"/>
          <table:table-cell office:value-type="float" office:value="0.3634" table:formula="of:=(0.432+0.331+0.347+0.346+0.361)/5" table:style-name="ce8">
            <text:p>0,3634</text:p>
          </table:table-cell>
          <table:table-cell office:value-type="float" office:value="0.34919999999999995" table:formula="of:=(0.348+0.334+0.335+0.356+0.373)/5" table:style-name="ce9">
            <text:p>0,3492</text:p>
          </table:table-cell>
          <table:table-cell table:style-name="ce3"/>
          <table:table-cell office:value-type="float" office:value="7.9953999999999992" table:formula="of:=(8.083+7.847+7.903+8.026+8.118)/5" table:style-name="ce8">
            <text:p>7,9954</text:p>
          </table:table-cell>
          <table:table-cell office:value-type="float" office:value="0.68340000000000001" table:formula="of:=(0.689+0.681+0.68+0.685+0.682)/5" table:style-name="ce9">
            <text:p>0,6834</text:p>
          </table:table-cell>
          <table:table-cell table:style-name="ce3"/>
          <table:table-cell office:value-type="float" office:value="6.2145999999999999" table:formula="of:=(6.237+6.147+6.169+6.117+6.403)/5" table:style-name="ce8">
            <text:p>6,2146</text:p>
          </table:table-cell>
          <table:table-cell office:value-type="float" office:value="0.91700000000000015" table:formula="of:=(0.92+0.933+0.886+0.893+0.953)/5" table:style-name="ce9">
            <text:p>0,917</text:p>
          </table:table-cell>
          <table:table-cell table:number-columns-repeated="16373"/>
        </table:table-row>
        <table:table-row table:style-name="ro3">
          <table:table-cell table:number-columns-repeated="3" table:style-name="ce1"/>
          <table:table-cell table:style-name="ce1">
            <draw:frame draw:z-index="1" draw:id="id0" draw:style-name="a0" draw:name="Graphique 2" svg:x="0.94203in" svg:y="0.13043in" svg:width="5in" svg:height="2.7101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 table:style-name="ce1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style-name="ce2"/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spanned="2" table:number-rows-spanned="1" table:style-name="ce4"/>
          <table:covered-table-cell/>
          <table:table-cell table:style-name="ce3"/>
          <table:table-cell table:number-columns-spanned="2" table:number-rows-spanned="1" table:style-name="ce4"/>
          <table:covered-table-cell/>
          <table:table-cell table:style-name="ce3"/>
          <table:table-cell table:number-columns-spanned="2" table:number-rows-spanned="1" table:style-name="ce5"/>
          <table:covered-table-cell/>
          <table:table-cell table:style-name="ce3"/>
          <table:table-cell table:number-columns-spanned="2" table:number-rows-spanned="1" table:style-name="ce4"/>
          <table:covered-table-cell/>
          <table:table-cell table:number-columns-repeated="16373"/>
        </table:table-row>
        <table:table-row table:number-rows-repeated="6" table:style-name="ro3">
          <table:table-cell table:number-columns-repeated="11" table:style-name="ce3"/>
          <table:table-cell table:number-columns-repeated="16373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GB">
      <number:number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_52_0_160__37__32_-_32_Accent1" style:display-name="40 % - Accent1" style:family="table-cell" style:data-style-name="N0">
      <style:table-cell-properties fo:background-color="#B4C6E7"/>
      <style:text-properties style:font-name="Calibri" style:font-name-asian="Calibri" style:font-name-complex="Calibri" style:font-family-generic="swiss"/>
    </style:style>
    <style:style style:name="_54_0_160__37__32_-_32_Accent2" style:display-name="60 % - Accent2" style:family="table-cell" style:data-style-name="N0">
      <style:table-cell-properties fo:background-color="#F4B084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satisfaisant" style:family="table-cell" style:data-style-name="N0">
      <style:table-cell-properties fo:background-color="#FFC7CE"/>
      <style:text-properties fo:color="#9C0006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70</meta:generator>
    <meta:initial-creator>Léo</meta:initial-creator>
    <dc:creator>Léo</dc:creator>
    <meta:creation-date>2017-03-07T16:27:26Z</meta:creation-date>
    <dc:date>2017-03-11T20:56:24Z</dc:date>
    <meta:editing-cycles>3</meta:editing-cycles>
    <meta:editing-duration>PT221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f2f2f2" svg:stroke-opacity="54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gap-width="100" chart:overlap="-24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gradient" draw:fill-gradient-name="a3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d9d9d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5.1304724409449pt" svg:width="360.0pt" chart:style-name="Crt0">
        <chart:title chart:style-name="CT00">
          <text:p text:style-name="a1" text:class-names="" text:cond-style-name="">Durée des différentes requêtes</text:p>
        </chart:title>
        <chart:plot-area svg:x="7.0pt" svg:y="28.01393700787402pt" svg:width="348.718188976378pt" svg:height="167.0326771653543pt" chart:style-name="Plt0" chart:data-source-has-labels="both">
          <chart:axis chart:dimension="x" chart:name="primary-x" chart:style-name="Axs0">
            <chart:categories table:cell-range-address="local-table.$A$2:.$A$9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9" chart:class="chart:bar" chart:attached-axis="primary-y" chart:style-name="G0S0">
            <chart:data-label chart:style-name="DL00"/>
            <chart:data-point chart:repeated="8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Moyenne 1ère Requete Avec Index</text:p>
            </table:table-cell>
            <table:table-cell office:value-type="float" office:value="7.9976000000000003"/>
          </table:table-row>
          <table:table-row>
            <table:table-cell office:value-type="string">
              <text:p>Moyenne 1ère Requete Sans index</text:p>
            </table:table-cell>
            <table:table-cell office:value-type="float" office:value="0.69199999999999995"/>
          </table:table-row>
          <table:table-row>
            <table:table-cell office:value-type="string">
              <text:p>Moyenne 2ème Requete Avec Index</text:p>
            </table:table-cell>
            <table:table-cell office:value-type="float" office:value="0.3634"/>
          </table:table-row>
          <table:table-row>
            <table:table-cell office:value-type="string">
              <text:p>Moyenne 2ème Requete Sans index</text:p>
            </table:table-cell>
            <table:table-cell office:value-type="float" office:value="0.34919999999999995"/>
          </table:table-row>
          <table:table-row>
            <table:table-cell office:value-type="string">
              <text:p>Moyenne 3ème Requete Avec Index</text:p>
            </table:table-cell>
            <table:table-cell office:value-type="float" office:value="7.9953999999999992"/>
          </table:table-row>
          <table:table-row>
            <table:table-cell office:value-type="string">
              <text:p>Moyenne 3ème Requete Sans index</text:p>
            </table:table-cell>
            <table:table-cell office:value-type="float" office:value="0.68340000000000001"/>
          </table:table-row>
          <table:table-row>
            <table:table-cell office:value-type="string">
              <text:p>Moyenne 4ème Requete Avec Index</text:p>
            </table:table-cell>
            <table:table-cell office:value-type="float" office:value="6.2145999999999999"/>
          </table:table-row>
          <table:table-row>
            <table:table-cell office:value-type="string">
              <text:p>Moyenne 4ème Requete Sans index</text:p>
            </table:table-cell>
            <table:table-cell office:value-type="float" office:value="0.9170000000000001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  <draw:gradient draw:name="a3" draw:style="linear" draw:angle="0" draw:start-color="#f18c55" draw:end-color="#f67b28" draw:start-intensity="100%" draw:end-intensity="100%"/>
  </office:styles>
</office:document-styles>
</file>